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enlo" svg:font-family="Menlo, Monaco, Consolas, 'Courier New', monospace"/>
    <style:font-face style:name="sans-serif" svg:font-family="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875in" table:align="left"/>
    </style:style>
    <style:style style:name="Table1.A" style:family="table-column">
      <style:table-column-properties style:column-width="1.1833in"/>
    </style:style>
    <style:style style:name="Table1.B" style:family="table-column">
      <style:table-column-properties style:column-width="4.25in"/>
    </style:style>
    <style:style style:name="Table1.C" style:family="table-column">
      <style:table-column-properties style:column-width="1.4417in"/>
    </style:style>
    <style:style style:name="Table1.A1" style:family="table-cell">
      <style:table-cell-properties style:vertical-align="middle" fo:padding-left="0.0667in" fo:padding-right="0.0667in" fo:padding-top="0.0833in" fo:padding-bottom="0.0833in" fo:border="0.05pt solid #bbbbbb"/>
    </style:style>
    <style:style style:name="Table1.A4" style:family="table-cell">
      <style:table-cell-properties style:vertical-align="middle" fo:padding-left="0.0667in" fo:padding-right="0.0667in" fo:padding-top="0.0833in" fo:padding-bottom="0.0833in" fo:border-left="0.05pt solid #bbbbbb" fo:border-right="0.05pt solid #bbbbbb" fo:border-top="none" fo:border-bottom="0.05pt solid #bbbbbb"/>
    </style:style>
    <style:style style:name="P1" style:family="paragraph" style:parent-style-name="Preformatted_20_Text">
      <style:text-properties officeooo:rsid="0015d763" officeooo:paragraph-rsid="0015d763"/>
    </style:style>
    <style:style style:name="P2" style:family="paragraph" style:parent-style-name="Standard">
      <style:text-properties officeooo:rsid="001367fe" officeooo:paragraph-rsid="001367fe"/>
    </style:style>
    <style:style style:name="P3" style:family="paragraph" style:parent-style-name="Standard">
      <style:text-properties officeooo:rsid="001367fe" officeooo:paragraph-rsid="0015d763"/>
    </style:style>
    <style:style style:name="P4" style:family="paragraph" style:parent-style-name="Standard">
      <style:text-properties officeooo:rsid="001367fe" officeooo:paragraph-rsid="0024be5c"/>
    </style:style>
    <style:style style:name="P5" style:family="paragraph" style:parent-style-name="Standard">
      <style:text-properties officeooo:rsid="001367fe" officeooo:paragraph-rsid="002d0cf6"/>
    </style:style>
    <style:style style:name="P6" style:family="paragraph" style:parent-style-name="Standard">
      <style:text-properties fo:font-style="italic" fo:font-weight="bold" officeooo:rsid="001367fe" officeooo:paragraph-rsid="001367fe" style:font-style-asian="italic" style:font-weight-asian="bold" style:font-style-complex="italic" style:font-weight-complex="bold"/>
    </style:style>
    <style:style style:name="P7" style:family="paragraph" style:parent-style-name="Standard">
      <style:text-properties officeooo:rsid="0015d763" officeooo:paragraph-rsid="0015d763"/>
    </style:style>
    <style:style style:name="P8" style:family="paragraph" style:parent-style-name="Standard">
      <style:text-properties officeooo:rsid="0015d763" officeooo:paragraph-rsid="002d0cf6"/>
    </style:style>
    <style:style style:name="P9" style:family="paragraph" style:parent-style-name="Standard">
      <style:text-properties fo:font-style="normal" fo:font-weight="normal" officeooo:rsid="001a0599" officeooo:paragraph-rsid="001a0599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1a0599" officeooo:paragraph-rsid="002995a3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1fdf10" officeooo:paragraph-rsid="001fdf10" style:font-style-asian="normal" style:font-weight-asian="normal" style:font-style-complex="normal" style:font-weight-complex="normal"/>
    </style:style>
    <style:style style:name="P12" style:family="paragraph" style:parent-style-name="Standard">
      <loext:graphic-properties draw:fill="solid" draw:fill-color="#f1f1f1" draw:opacity="100%"/>
      <style:paragraph-properties fo:margin-top="0in" fo:margin-bottom="0in" loext:contextual-spacing="false" fo:orphans="2" fo:widows="2" fo:background-color="#f1f1f1" fo:padding="0.0417in" fo:border="0.06pt solid #d6d6d6"/>
      <style:text-properties fo:font-variant="normal" fo:text-transform="none" fo:color="#313131" style:font-name="Menlo" fo:font-size="7.19999980926514pt" fo:letter-spacing="normal" fo:font-style="normal" fo:font-weight="normal" officeooo:paragraph-rsid="002633ac"/>
    </style:style>
    <style:style style:name="P13" style:family="paragraph" style:parent-style-name="Standard">
      <loext:graphic-properties draw:fill="solid" draw:fill-color="#f1f1f1" draw:opacity="100%"/>
      <style:paragraph-properties fo:margin-top="0in" fo:margin-bottom="0in" loext:contextual-spacing="false" fo:orphans="2" fo:widows="2" fo:background-color="#f1f1f1" fo:padding="0.0417in" fo:border="0.06pt solid #d6d6d6"/>
      <style:text-properties fo:font-variant="normal" fo:text-transform="none" fo:color="#313131" style:font-name="Menlo" fo:font-size="7.19999980926514pt" fo:letter-spacing="normal" fo:font-style="normal" fo:font-weight="normal" officeooo:rsid="0024e9b0" officeooo:paragraph-rsid="0024e9b0"/>
    </style:style>
    <style:style style:name="P14" style:family="paragraph" style:parent-style-name="Table_20_Contents">
      <style:paragraph-properties fo:line-height="100%"/>
    </style:style>
    <style:style style:name="P15" style:family="paragraph" style:parent-style-name="Table_20_Contents">
      <style:text-properties fo:color="#2a2a2a"/>
    </style:style>
    <style:style style:name="P16" style:family="paragraph" style:parent-style-name="Table_20_Contents">
      <style:text-properties fo:color="#2a2a2a" officeooo:rsid="002ed300" officeooo:paragraph-rsid="002ed300"/>
    </style:style>
    <style:style style:name="P17" style:family="paragraph" style:parent-style-name="Table_20_Contents">
      <style:text-properties officeooo:rsid="002ed300" officeooo:paragraph-rsid="002ed300"/>
    </style:style>
    <style:style style:name="P18" style:family="paragraph" style:parent-style-name="Table_20_Contents">
      <style:text-properties fo:font-weight="bold" officeooo:rsid="002ed300" officeooo:paragraph-rsid="002ed300" style:font-weight-asian="bold" style:font-weight-complex="bold"/>
    </style:style>
    <style:style style:name="T1" style:family="text">
      <style:text-properties officeooo:rsid="001418f4"/>
    </style:style>
    <style:style style:name="T2" style:family="text">
      <style:text-properties fo:color="#000000" style:font-name="Consolas" fo:font-size="9.5pt" style:font-size-asian="9.5pt" fo:background-color="#ffffff"/>
    </style:style>
    <style:style style:name="T3" style:family="text">
      <style:text-properties fo:color="#000000" style:font-name="Consolas" fo:font-size="9.5pt" officeooo:rsid="0015d763" style:font-size-asian="9.5pt" fo:background-color="#ffffff"/>
    </style:style>
    <style:style style:name="T4" style:family="text">
      <style:text-properties fo:font-weight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officeooo:rsid="0020acfd"/>
    </style:style>
    <style:style style:name="T8" style:family="text">
      <style:text-properties officeooo:rsid="00210fdc"/>
    </style:style>
    <style:style style:name="T9" style:family="text">
      <style:text-properties officeooo:rsid="00238c98"/>
    </style:style>
    <style:style style:name="T10" style:family="text">
      <style:text-properties fo:font-variant="normal" fo:text-transform="none" fo:color="#000000" style:font-name="Consolas" fo:font-size="9.5pt" fo:letter-spacing="normal" fo:font-style="normal" fo:font-weight="normal" style:font-size-asian="9.5pt" fo:background-color="#ffffff"/>
    </style:style>
    <style:style style:name="T11" style:family="text">
      <style:text-properties fo:font-variant="normal" fo:text-transform="none" fo:color="#0b0080" style:text-line-through-style="none" style:text-line-through-type="none" fo:font-size="6.59999990463257pt" fo:font-style="normal" style:text-underline-style="none" fo:font-weight="normal" style:text-blinking="false"/>
    </style:style>
    <style:style style:name="T12" style:family="text">
      <style:text-properties officeooo:rsid="0028389c"/>
    </style:style>
    <style:style style:name="T13" style:family="text">
      <style:text-properties officeooo:rsid="002995a3"/>
    </style:style>
    <style:style style:name="T14" style:family="text">
      <style:text-properties officeooo:rsid="002b1cac"/>
    </style:style>
    <style:style style:name="T15" style:family="text">
      <style:text-properties officeooo:rsid="002b1cc3"/>
    </style:style>
    <style:style style:name="T16" style:family="text">
      <style:text-properties fo:color="#2a2a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orkshop 7 reflections</text:p>
      <text:p text:style-name="P2"/>
      <text:p text:style-name="P2"/>
      <text:p text:style-name="P6">1.<text:tab/>Why did we choose m_health to be a signed integer? (Hint: what happens if the Hero has a health of 1, and someone does 2 points of damage to them.)</text:p>
      <text:p text:style-name="P2"/>
      <text:p text:style-name="P3"><text:span text:style-name="T1">The reason for negative numbers is that if health is unsigned, then health is always &gt; 0. The Hero will never die. Since the health can never be -1, the number will overflow and become very large. On a modern Intel PC, it will become (1 – 2) == </text:span><text:span text:style-name="T2">4294967295.</text:span></text:p>
      <text:p text:style-name="P7"><text:span text:style-name="T2"/></text:p>
      <text:p text:style-name="P7"><text:span text:style-name="T2"/></text:p>
      <text:p text:style-name="P1"><text:span text:style-name="T10"><text:s text:c="33"/></text:span></text:p>
      <text:p text:style-name="P13"><text:span text:style-name="T3">https://msdn.microsoft.com/en-us/library/7fh3a000.aspx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<text:span text:style-name="Strong_20_Emphasis"><text:span text:style-name="T16">INT_MIN</text:span></text:span></text:p>
          </table:table-cell>
          <table:table-cell table:style-name="Table1.A1" office:value-type="string">
            <text:p text:style-name="Table_20_Contents"><text:span text:style-name="T16">Minimum value for a variable of type </text:span><text:span text:style-name="Source_20_Text"><text:span text:style-name="T16">int</text:span></text:span><text:span text:style-name="T16">.</text:span></text:p>
          </table:table-cell>
          <table:table-cell table:style-name="Table1.A1" office:value-type="string">
            <text:p text:style-name="P15">–2147483647 – 1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6">INT_MAX</text:span></text:span></text:p>
          </table:table-cell>
          <table:table-cell table:style-name="Table1.A1" office:value-type="string">
            <text:p text:style-name="Table_20_Contents"><text:span text:style-name="T16">Maximum value for a variable of type </text:span><text:span text:style-name="Source_20_Text"><text:span text:style-name="T16">int</text:span></text:span><text:span text:style-name="T16">.</text:span></text:p>
          </table:table-cell>
          <table:table-cell table:style-name="Table1.A1" office:value-type="string">
            <text:p text:style-name="P15">2147483647</text:p>
          </table:table-cell>
        </table:table-row>
        <table:table-row>
          <table:table-cell table:style-name="Table1.A1" office:value-type="string">
            <text:p text:style-name="P18">UINT_MIN</text:p>
          </table:table-cell>
          <table:table-cell table:style-name="Table1.A1" office:value-type="string">
            <text:p text:style-name="P17">Minimum value for unsigned int</text:p>
          </table:table-cell>
          <table:table-cell table:style-name="Table1.A1" office:value-type="string">
            <text:p text:style-name="P16">0</text:p>
          </table:table-cell>
        </table:table-row>
        <table:table-row>
          <table:table-cell table:style-name="Table1.A4" office:value-type="string">
            <text:p text:style-name="Table_20_Contents"><text:span text:style-name="Strong_20_Emphasis"><text:span text:style-name="T16">UINT_MAX</text:span></text:span></text:p>
          </table:table-cell>
          <table:table-cell table:style-name="Table1.A4" office:value-type="string">
            <text:p text:style-name="Table_20_Contents"><text:span text:style-name="T16">Maximum value for a variable of type </text:span><text:span text:style-name="Source_20_Text"><text:span text:style-name="T16">unsigned int</text:span></text:span><text:span text:style-name="T16">.</text:span></text:p>
          </table:table-cell>
          <table:table-cell table:style-name="Table1.A4" office:value-type="string">
            <text:p text:style-name="P15">4294967295 (0xffffffff)</text:p>
          </table:table-cell>
        </table:table-row>
      </table:table>
      <text:p text:style-name="P12"><text:span text:style-name="T3"/></text:p>
      <text:p text:style-name="P7"><text:span text:style-name="T2"/></text:p>
      <text:p text:style-name="P2"/>
      <text:p text:style-name="P5"><text:span text:style-name="T2"/></text:p>
      <text:p text:style-name="P8"><text:span text:style-name="T2">Note the original Pacman game had an integer overflow bug. The integer they used was 8-bits, so It overflowed after you played level 256.</text:span></text:p>
      <text:p text:style-name="P8"><text:a xlink:type="simple" xlink:href="http://errors.wikia.com/wiki/Pac_Man_-_Infamous_Kill_Screen_Bug" text:style-name="Internet_20_link" text:visited-style-name="Visited_20_Internet_20_Link"><text:span text:style-name="T2">http://errors.wikia.com/wiki/Pac_Man_-_Infamous_Kill_Screen_Bug</text:span></text:a></text:p>
      <text:p text:style-name="P8"><text:span text:style-name="T2"/></text:p>
      <text:p text:style-name="P8"><text:span text:style-name="T2"/></text:p>
      <text:p text:style-name="P6">2.<text:tab/>Does the Hero class need to know about the existence of the class SuperHero? <text:s text:c="2"/>(Hint: do a search in Hero.cpp, does the word “SuperHero” appear anywhere in it?) How about the reverse, <text:s/>does SuperHero know about the Hero class?</text:p>
      <text:p text:style-name="P2"/>
      <text:p text:style-name="P2">Parent (Base) classes are created before Child (Derived) classes, so they do not need to know about their existence. This is a feature. </text:p>
      <text:p text:style-name="P2"/>
      <text:p text:style-name="P2">Note: Hero is not a "friend class" of SuperHero, it is a Base class for SuperHero. Using friend class is frowned upon, since it gives another class full access to your members. </text:p>
      <text:p text:style-name="P2"/>
      <text:p text:style-name="P2"/>
      <text:p text:style-name="P6">3.<text:tab/>The program prints out “AncientBattle!” when 2 Heros fight. It prints out “SuperFight!” when 2 SuperHeros fight. When you tried to make a Hero fight a SuperHero, what did it print out?</text:p>
      <text:p text:style-name="P6"/>
      <text:p text:style-name="P10">You can, C++ will convert a SuperHero to a Hero and make it into a Hero vs Hero fight. <text:span text:style-name="T12">So i</text:span>t prints out “AncientBattle.” </text:p>
      <text:p text:style-name="P10"/>
      <text:p text:style-name="P10"><text:span text:style-name="T13">Another way to look at it is this: o</text:span>ur C++ program has the following functions</text:p>
      <text:p text:style-name="P9"/>
      <text:p text:style-name="P9"><text:soft-page-break/>Hero&amp; <text:tab/>fight (Hero&amp;, <text:tab/><text:tab/>Hero&amp;)</text:p>
      <text:p text:style-name="P9">SuperHero&amp; <text:tab/>fight (SuperHero &amp;, <text:tab/>SuperHero&amp;)</text:p>
      <text:p text:style-name="P9"/>
      <text:p text:style-name="P9">but not these:</text:p>
      <text:p text:style-name="P9">Hero&amp; <text:tab/>fight (Hero &amp;, <text:tab/>SuperHero&amp;)</text:p>
      <text:p text:style-name="P9">Hero &amp;<text:tab/>fight (SuperHero&amp;, <text:tab/>Hero&amp;)</text:p>
      <text:p text:style-name="P9"/>
      <text:p text:style-name="P9"><text:span text:style-name="T14">Since it cannot convert a Hero into a SuperHero (remember question 2!), instead it will convert a SuperHero to a Hero </text:span>and <text:span text:style-name="T15">pass the values to</text:span> Hero&amp; fight (Hero&amp;, Hero&amp;).</text:p>
      <text:p text:style-name="P9"/>
      <text:p text:style-name="P11">It’s not the proper way to make a <text:span text:style-name="T8">real video</text:span>game, but it shows the behaviour of classes <text:span text:style-name="T7">well.</text:span></text:p>
      <text:p text:style-name="P2"/>
      <text:p text:style-name="Text_20_body">4.<text:tab/><text:span text:style-name="T6">True or False: are the following a valid program definition for main?</text:span> </text:p>
      <text:p text:style-name="P2"/>
      <text:p text:style-name="P4">Yes, it is. It uses temporary objects ( so avoids cluttering up the code <text:span text:style-name="T9">with throwaway variable names). </text:span>And it has a nice structure</text:p>
      <text:p text:style-name="P2"><text:line-break/>Note: main() is the only C++ function which is allow to exit without a return statement. <text:s/>If control reaches the end of main, "return 0" is executed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enlo" svg:font-family="Menlo, Monaco, Consolas, 'Courier New', monospace"/>
    <style:font-face style:name="sans-serif" svg:font-family="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6T21:27:27.413000000</meta:creation-date>
    <dc:date>2017-08-09T09:30:13.172000000</dc:date>
    <meta:editing-duration>P2DT12H2M26S</meta:editing-duration>
    <meta:editing-cycles>36</meta:editing-cycles>
    <meta:generator>LibreOffice/5.4.0.3$Windows_X86_64 LibreOffice_project/7556cbc6811c9d992f4064ab9287069087d7f62c</meta:generator>
    <meta:document-statistic meta:table-count="1" meta:image-count="0" meta:object-count="0" meta:page-count="2" meta:paragraph-count="35" meta:word-count="450" meta:character-count="2654" meta:non-whitespace-character-count="2186"/>
  </office:meta>
</office:document-meta>
</file>